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Times New Roman" fo:font-size="12pt"/>
    </style:style>
    <style:style style:name="P2" style:family="paragraph" style:parent-style-name="Text_20_body">
      <style:text-properties fo:color="#000000" style:font-name="Times New Roman" fo:font-size="12pt"/>
    </style:style>
    <style:style style:name="P3" style:family="paragraph" style:parent-style-name="Text_20_body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4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5" style:family="paragraph" style:parent-style-name="Text_20_body">
      <style:text-properties fo:color="#000000" style:font-name="Times New Roman" fo:font-size="12pt"/>
    </style:style>
    <style:style style:name="P6" style:family="paragraph" style:parent-style-name="Text_20_body">
      <style:text-properties fo:color="#000000" style:font-name="Times New Roman" fo:font-size="12pt" fo:font-weight="bold"/>
    </style:style>
    <style:style style:name="P7" style:family="paragraph" style:parent-style-name="Standard">
      <style:paragraph-properties fo:margin-left="0cm" fo:margin-right="0cm" fo:margin-top="0cm" fo:margin-bottom="0cm" fo:text-indent="0cm" style:auto-text-indent="false"/>
      <style:text-properties fo:color="#000000" style:font-name="Times New Roman" fo:font-size="12pt"/>
    </style:style>
    <style:style style:name="P8" style:family="paragraph" style:parent-style-name="Standard" style:list-style-name="L3">
      <style:paragraph-properties fo:margin-left="0cm" fo:margin-right="0cm" fo:margin-top="0cm" fo:margin-bottom="0cm" fo:text-indent="0cm" style:auto-text-indent="false"/>
      <style:text-properties fo:color="#000000" style:font-name="Times New Roman" fo:font-size="12pt"/>
    </style:style>
    <style:style style:name="P9" style:family="paragraph" style:parent-style-name="Standard" style:list-style-name="L4">
      <style:paragraph-properties fo:margin-left="0cm" fo:margin-right="0cm" fo:margin-top="0cm" fo:margin-bottom="0cm" fo:text-indent="0cm" style:auto-text-indent="false"/>
      <style:text-properties fo:color="#000000" style:font-name="Times New Roman" fo:font-size="12pt"/>
    </style:style>
    <style:style style:name="P10" style:family="paragraph" style:parent-style-name="Text_20_body">
      <style:text-properties fo:color="#000000" style:font-name="Times New Roman" fo:font-size="12pt"/>
    </style:style>
    <style:style style:name="P11" style:family="paragraph" style:parent-style-name="Text_20_body" style:list-style-name="L2">
      <style:text-properties fo:color="#000000" style:font-name="Times New Roman" fo:font-size="12pt"/>
    </style:style>
    <style:style style:name="P12" style:family="paragraph" style:parent-style-name="Text_20_body" style:list-style-name="L5">
      <style:text-properties fo:color="#000000" style:font-name="Times New Roman" fo:font-size="12pt"/>
    </style:style>
    <style:style style:name="P13" style:family="paragraph" style:parent-style-name="Text_20_body" style:list-style-name="L1">
      <style:text-properties fo:color="#000000" style:font-name="Times New Roman" fo:font-size="12pt"/>
    </style:style>
    <style:style style:name="P14" style:family="paragraph" style:parent-style-name="Text_20_body" style:list-style-name="L1">
      <style:paragraph-properties fo:margin-left="-1.251cm" fo:margin-right="0cm" fo:text-indent="0cm" style:auto-text-indent="false"/>
      <style:text-properties fo:color="#000000" style:font-name="Times New Roman" fo:font-size="12pt"/>
    </style:style>
    <style:style style:name="P15" style:family="paragraph" style:parent-style-name="Text_20_body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16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/>
    </style:style>
    <style:style style:name="P17" style:family="paragraph" style:parent-style-name="Text_20_body" style:list-style-name="L1">
      <style:paragraph-properties fo:margin-left="-2.501cm" fo:margin-right="0cm" fo:text-indent="0cm" style:auto-text-indent="false"/>
      <style:text-properties fo:color="#000000" style:font-name="Times New Roman" fo:font-size="12pt" fo:language="de" fo:country="DE"/>
    </style:style>
    <style:style style:name="P18" style:family="paragraph" style:parent-style-name="Text_20_body" style:list-style-name="L1">
      <style:paragraph-properties fo:margin-left="-3.752cm" fo:margin-right="0cm" fo:text-indent="0cm" style:auto-text-indent="false"/>
      <style:text-properties fo:color="#000000" style:font-name="Times New Roman" fo:font-size="12pt"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/>
    </style:style>
    <text:list-style style:name="L1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bullet-char="•">
        <style:list-level-properties text:space-before="0.748cm" text:min-label-width="0.499cm"/>
      </text:list-level-style-bullet>
      <text:list-level-style-bullet text:level="2" text:bullet-char="•">
        <style:list-level-properties text:space-before="1.995cm" text:min-label-width="0.499cm"/>
      </text:list-level-style-bullet>
      <text:list-level-style-bullet text:level="3" text:bullet-char="•">
        <style:list-level-properties text:space-before="3.242cm" text:min-label-width="0.499cm"/>
      </text:list-level-style-bullet>
      <text:list-level-style-bullet text:level="4" text:bullet-char="•">
        <style:list-level-properties text:space-before="4.489cm" text:min-label-width="0.499cm"/>
      </text:list-level-style-bullet>
      <text:list-level-style-bullet text:level="5" text:bullet-char="•">
        <style:list-level-properties text:space-before="5.736cm" text:min-label-width="0.499cm"/>
      </text:list-level-style-bullet>
      <text:list-level-style-bullet text:level="6" text:bullet-char="•">
        <style:list-level-properties text:space-before="6.983cm" text:min-label-width="0.499cm"/>
      </text:list-level-style-bullet>
      <text:list-level-style-bullet text:level="7" text:bullet-char="•">
        <style:list-level-properties text:space-before="8.23cm" text:min-label-width="0.499cm"/>
      </text:list-level-style-bullet>
      <text:list-level-style-bullet text:level="8" text:bullet-char="•">
        <style:list-level-properties text:space-before="9.478cm" text:min-label-width="0.499cm"/>
      </text:list-level-style-bullet>
      <text:list-level-style-bullet text:level="9" text:bullet-char="•">
        <style:list-level-properties text:space-before="10.725cm" text:min-label-width="0.499cm"/>
      </text:list-level-style-bullet>
      <text:list-level-style-bullet text:level="10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tracked-changes>
        <text:changed-region xml:id="ct83327824" text:id="ct83327824">
          <text:deletion>
            <office:change-info>
              <dc:creator>Unknown Author</dc:creator>
              <dc:date>2012-12-02T16:40:00</dc:date>
            </office:change-info>
            <text:p text:style-name="P1">Tagsüber</text:p>
          </text:deletion>
        </text:changed-region>
        <text:changed-region xml:id="ct83775760" text:id="ct83775760">
          <text:insertion>
            <office:change-info>
              <dc:creator>Unknown Author</dc:creator>
              <dc:date>2012-12-02T16:40:00</dc:date>
            </office:change-info>
          </text:insertion>
        </text:changed-region>
        <text:changed-region xml:id="ct83354320" text:id="ct83354320">
          <text:deletion>
            <office:change-info>
              <dc:creator>Unknown Author</dc:creator>
              <dc:date>2012-12-02T16:40:00</dc:date>
            </office:change-info>
            <text:p text:style-name="P1">Steht in der Innenburg</text:p>
          </text:deletion>
        </text:changed-region>
        <text:changed-region xml:id="ct84729328" text:id="ct84729328">
          <text:insertion>
            <office:change-info>
              <dc:creator>Unknown Author</dc:creator>
              <dc:date>2012-12-02T16:40:00</dc:date>
            </office:change-info>
          </text:insertion>
        </text:changed-region>
        <text:changed-region xml:id="ct84036144" text:id="ct84036144">
          <text:insertion>
            <office:change-info>
              <dc:creator>Tamino Dauth</dc:creator>
              <dc:date>2010-08-19T14:13:00</dc:date>
            </office:change-info>
          </text:insertion>
        </text:changed-region>
        <text:changed-region xml:id="ct84036368" text:id="ct84036368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84043184" text:id="ct84043184">
          <text:deletion>
            <office:change-info>
              <dc:creator>Tamino Dauth</dc:creator>
              <dc:date>2010-08-19T14:14:00</dc:date>
            </office:change-info>
            <text:p text:style-name="P2">Button-Text des ersten Buttons</text:p>
          </text:deletion>
        </text:changed-region>
        <text:changed-region xml:id="ct84043568" text:id="ct84043568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84049088" text:id="ct84049088">
          <text:deletion>
            <office:change-info>
              <dc:creator>Tamino Dauth</dc:creator>
              <dc:date>2010-08-19T14:14:00</dc:date>
            </office:change-info>
            <text:p text:style-name="P2">Antwort des Charakters</text:p>
          </text:deletion>
        </text:changed-region>
        <text:changed-region xml:id="ct84049536" text:id="ct84049536">
          <text:insertion>
            <office:change-info>
              <dc:creator>Tamino Dauth</dc:creator>
              <dc:date>2010-08-19T14:14:00</dc:date>
            </office:change-info>
          </text:insertion>
        </text:changed-region>
        <text:changed-region xml:id="ct84043760" text:id="ct84043760">
          <text:insertion>
            <office:change-info>
              <dc:creator>Tamino Dauth</dc:creator>
              <dc:date>2010-08-19T14:15:00</dc:date>
            </office:change-info>
          </text:insertion>
        </text:changed-region>
        <text:changed-region xml:id="ct84017744" text:id="ct84017744">
          <text:insertion>
            <office:change-info>
              <dc:creator>Tamino Dauth</dc:creator>
              <dc:date>2010-08-19T14:16:00</dc:date>
            </office:change-info>
          </text:insertion>
        </text:changed-region>
        <text:changed-region xml:id="ct84051760" text:id="ct84051760">
          <text:deletion>
            <office:change-info>
              <dc:creator>Tamino Dauth</dc:creator>
              <dc:date>2010-08-19T14:16:00</dc:date>
            </office:change-info>
            <text:p text:style-name="P3">Button-Text des ersten Buttons der neuen Auswahl</text:p>
          </text:deletion>
        </text:changed-region>
        <text:changed-region xml:id="ct84052128" text:id="ct84052128">
          <text:insertion>
            <office:change-info>
              <dc:creator>Tamino Dauth</dc:creator>
              <dc:date>2010-08-19T14:16:00</dc:date>
            </office:change-info>
          </text:insertion>
        </text:changed-region>
        <text:changed-region xml:id="ct84059664" text:id="ct84059664">
          <text:deletion>
            <office:change-info>
              <dc:creator>Tamino Dauth</dc:creator>
              <dc:date>2010-08-19T14:17:00</dc:date>
            </office:change-info>
            <text:p text:style-name="P3">Antwort des Charakters</text:p>
          </text:deletion>
        </text:changed-region>
        <text:changed-region xml:id="ct84059888" text:id="ct84059888">
          <text:insertion>
            <office:change-info>
              <dc:creator>Tamino Dauth</dc:creator>
              <dc:date>2010-08-19T14:17:00</dc:date>
            </office:change-info>
          </text:insertion>
        </text:changed-region>
        <text:changed-region xml:id="ct84060224" text:id="ct84060224">
          <text:insertion>
            <office:change-info>
              <dc:creator>Tamino Dauth</dc:creator>
              <dc:date>2010-08-19T14:18:00</dc:date>
            </office:change-info>
          </text:insertion>
        </text:changed-region>
        <text:changed-region xml:id="ct84063088" text:id="ct84063088">
          <text:insertion>
            <office:change-info>
              <dc:creator>Tamino Dauth</dc:creator>
              <dc:date>2010-08-19T14:19:00</dc:date>
            </office:change-info>
          </text:insertion>
        </text:changed-region>
        <text:changed-region xml:id="ct84064064" text:id="ct84064064">
          <text:insertion>
            <office:change-info>
              <dc:creator>Tamino Dauth</dc:creator>
              <dc:date>2010-08-28T04:42:00</dc:date>
            </office:change-info>
          </text:insertion>
        </text:changed-region>
        <text:changed-region xml:id="ct84064848" text:id="ct84064848">
          <text:insertion>
            <office:change-info>
              <dc:creator>Tamino Dauth</dc:creator>
              <dc:date>2010-08-19T14:20:00</dc:date>
            </office:change-info>
          </text:insertion>
        </text:changed-region>
        <text:changed-region xml:id="ct84066112" text:id="ct84066112">
          <text:insertion>
            <office:change-info>
              <dc:creator>Tamino Dauth</dc:creator>
              <dc:date>2010-08-19T14:23:00</dc:date>
            </office:change-info>
          </text:insertion>
        </text:changed-region>
        <text:changed-region xml:id="ct84065584" text:id="ct84065584">
          <text:insertion>
            <office:change-info>
              <dc:creator>Tamino Dauth</dc:creator>
              <dc:date>2010-08-19T14:24:00</dc:date>
            </office:change-info>
          </text:insertion>
        </text:changed-region>
        <text:changed-region xml:id="ct83838384" text:id="ct83838384">
          <text:insertion>
            <office:change-info>
              <dc:creator>Tamino Dauth</dc:creator>
              <dc:date>2010-08-19T14:25:00</dc:date>
            </office:change-info>
          </text:insertion>
        </text:changed-region>
        <text:changed-region xml:id="ct84064576" text:id="ct84064576">
          <text:insertion>
            <office:change-info>
              <dc:creator>Tamino Dauth</dc:creator>
              <dc:date>2010-08-19T14:26:00</dc:date>
            </office:change-info>
          </text:insertion>
        </text:changed-region>
        <text:changed-region xml:id="ct83839200" text:id="ct83839200">
          <text:insertion>
            <office:change-info>
              <dc:creator>Tamino Dauth</dc:creator>
              <dc:date>2010-08-19T14:27:00</dc:date>
            </office:change-info>
          </text:insertion>
        </text:changed-region>
        <text:changed-region xml:id="ct83837248" text:id="ct83837248">
          <text:insertion>
            <office:change-info>
              <dc:creator>Tamino Dauth</dc:creator>
              <dc:date>2010-08-19T14:28:00</dc:date>
            </office:change-info>
          </text:insertion>
        </text:changed-region>
        <text:changed-region xml:id="ct83843904" text:id="ct83843904">
          <text:insertion>
            <office:change-info>
              <dc:creator>Tamino Dauth</dc:creator>
              <dc:date>2010-08-19T14:29:00</dc:date>
            </office:change-info>
          </text:insertion>
        </text:changed-region>
        <text:changed-region xml:id="ct83468784" text:id="ct83468784">
          <text:insertion>
            <office:change-info>
              <dc:creator>Tamino Dauth</dc:creator>
              <dc:date>2010-08-19T14:30:00</dc:date>
            </office:change-info>
          </text:insertion>
        </text:changed-region>
        <text:changed-region xml:id="ct83841104" text:id="ct83841104">
          <text:insertion>
            <office:change-info>
              <dc:creator>Tamino Dauth</dc:creator>
              <dc:date>2010-08-19T14:32:00</dc:date>
            </office:change-info>
          </text:insertion>
        </text:changed-region>
        <text:changed-region xml:id="ct83844096" text:id="ct83844096">
          <text:insertion>
            <office:change-info>
              <dc:creator>Tamino Dauth</dc:creator>
              <dc:date>2010-08-19T14:33:00</dc:date>
            </office:change-info>
          </text:insertion>
        </text:changed-region>
        <text:changed-region xml:id="ct83468080" text:id="ct83468080">
          <text:insertion>
            <office:change-info>
              <dc:creator>Tamino Dauth</dc:creator>
              <dc:date>2010-08-19T14:36:00</dc:date>
            </office:change-info>
          </text:insertion>
        </text:changed-region>
        <text:changed-region xml:id="ct83847984" text:id="ct83847984">
          <text:insertion>
            <office:change-info>
              <dc:creator>Tamino Dauth</dc:creator>
              <dc:date>2010-08-19T14:37:00</dc:date>
            </office:change-info>
          </text:insertion>
        </text:changed-region>
        <text:changed-region xml:id="ct84342864" text:id="ct84342864">
          <text:insertion>
            <office:change-info>
              <dc:creator>Tamino Dauth</dc:creator>
              <dc:date>2010-08-19T14:38:00</dc:date>
            </office:change-info>
          </text:insertion>
        </text:changed-region>
        <text:changed-region xml:id="ct84343088" text:id="ct84343088">
          <text:deletion>
            <office:change-info>
              <dc:creator>Tamino Dauth</dc:creator>
              <dc:date>2010-08-19T14:40:00</dc:date>
            </office:change-info>
            <text:list xml:id="list1986737159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Button-Text des zweiten Buttons (Bedingung für den zweiten Button)</text:span></text:p>
                          </text:list-item>
                          <text:list-item>
                            <text:p text:style-name="P4">C: Antwort des Spieler-Charakters<text:bookmark text:name="t-3q011111111111111111"/></text:p>
                          </text:list-item>
                          <text:list-item>
                            <text:p text:style-name="P4"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hu6u01"/>Name<text:bookmark text:name="r_tv81"/><text:bookmark text:name="r_tv91"/></text:p>
      <text:p text:style-name="P2">Heimrich (Herkunft: Altdeutsch, Bedeutung: Heimfürst (Gehöftefürst))<text:bookmark text:name="r_tv82"/><text:bookmark text:name="r_tv92"/></text:p>
      <text:p text:style-name="P2"><text:bookmark text:name="r_tv83"/><text:bookmark text:name="r_tv93"/></text:p>
      <text:p text:style-name="P6"><text:bookmark text:name="hu6u0"/>Beschreibung<text:bookmark text:name="r_tv84"/><text:bookmark text:name="r_tv94"/></text:p>
      <text:p text:style-name="P2">Heimrich ist der Herzog von Talras.<text:bookmark text:name="r_tv85"/><text:bookmark text:name="r_tv95"/></text:p>
      <text:p text:style-name="P2">Er hat die Ländereien und die Burg von seinem Vater geerbt und ist selbstverständlich ein Adeliger und ein Vasall des Königs der Menschen. </text:p>
      <text:p text:style-name="P2"><text:bookmark text:name="l6x.0"/><text:bookmark text:name="r_tv0"/></text:p>
      <text:p text:style-name="P6"><text:bookmark text:name="l6x.5"/><text:bookmark text:name="r_tv5"/><text:bookmark text:name="r_tv6"/>Ort</text:p>
      <text:list xml:id="list106180890" text:style-name="L2">
        <text:list-item>
          <text:p text:style-name="P11"><text:bookmark text:name="z7nb"/><text:bookmark text:name="z7nb0"/>Innenburg von Talras</text:p>
        </text:list-item>
      </text:list>
      <text:p text:style-name="P2"><text:bookmark text:name="r_tv8"/><text:bookmark text:name="r_tv9"/></text:p>
      <text:p text:style-name="P6"><text:bookmark text:name="r_tv10"/><text:bookmark text:name="r_tv11"/>Tagesablauf</text:p>
      <text:list xml:id="list463210466" text:style-name="L3">
        <text:list-item>
          <text:p text:style-name="P8"><text:change text:change-id="ct83327824"/><text:change-start text:change-id="ct83775760"/>Morgens - 13:00 Uhr<text:change-end text:change-id="ct83775760"/> – <text:change text:change-id="ct83354320"/><text:change-start text:change-id="ct84729328"/>Unterhält sich mit Markward.</text:p>
        </text:list-item>
        <text:list-item>
          <text:p text:style-name="P8">13:00 Uhr - abends – Unterhält sich mit Ferdinand.<text:change-end text:change-id="ct84729328"/></text:p>
        </text:list-item>
      </text:list>
      <text:list xml:id="list1287743507" text:style-name="L4">
        <text:list-item>
          <text:p text:style-name="P9"><text:bookmark text:name="z7nb3"/><text:bookmark text:name="z7nb4"/>Nachts – Schläft im Hauptgebäude der Innenburg<text:bookmark text:name="z7nb5"/></text:p>
        </text:list-item>
      </text:list>
      <text:p text:style-name="P2"><text:bookmark text:name="r_tv14"/><text:bookmark text:name="r_tv15"/></text:p>
      <text:p text:style-name="P6"><text:bookmark text:name="r_tv16"/><text:bookmark text:name="r_tv17"/>Zugehörigkeit</text:p>
      <text:p text:style-name="P2"><text:bookmark text:name="r_tv18"/>Adel<text:bookmark text:name="m0qr0"/></text:p>
      <text:p text:style-name="P2"><text:bookmark text:name="r_tv19"/><text:bookmark text:name="r_tv20"/></text:p>
      <text:p text:style-name="P6">Aufträge</text:p>
      <text:list xml:id="list1106563035" text:style-name="L5">
        <text:list-item>
          <text:p text:style-name="P12"><text:bookmark text:name="r_tv23"/><text:bookmark text:name="r_tv24"/><text:bookmark text:name="r_tv25"/>Primär – Die Nordmänner<text:change-start text:change-id="ct84036144"/></text:p>
        </text:list-item>
        <text:list-item>
          <text:p text:style-name="P12"><text:bookmark text:name="poc50"/>Primär – Der<text:change-end text:change-id="ct84036144"/><text:change-start text:change-id="ct84036368"/> Weg nach Holzbruck<text:change-end text:change-id="ct84036368"/></text:p>
        </text:list-item>
      </text:list>
      <text:p text:style-name="P2"><text:bookmark text:name="r_tv26"/><text:bookmark text:name="r_tv27"/></text:p>
      <text:p text:style-name="P6"><text:bookmark text:name="r_tv28"/><text:bookmark text:name="r_tv29"/>Dialog<text:bookmark text:name="r_tv292"/><text:bookmark text:name="tr..0"/></text:p>
      <text:list xml:id="list614381135" text:continue-list="list19867371591" text:style-name="L1">
        <text:list-item>
          <text:p text:style-name="P13"><text:change text:change-id="ct84043184"/><text:change-start text:change-id="ct84043568"/>Ich grüße Euch.<text:change-end text:change-id="ct84043568"/></text:p>
          <text:list>
            <text:list-item>
              <text:p text:style-name="P13"><text:bookmark text:name="r_tv33"/><text:bookmark text:name="r_tv34"/><text:bookmark text:name="r_tv35"/>N: <text:bookmark text:name="hnbi0"/><text:change text:change-id="ct84049088"/><text:change-start text:change-id="ct84049536"/>Hat Er nicht einen Auftrag? Falls es<text:change-end text:change-id="ct84049536"/><text:change-start text:change-id="ct84043760"/> Schwierigkeiten gibt, sollte Er sich zunächst an meinen getreuen Ritter Markward oder meinen Vogt Ferdin<text:change-end text:change-id="ct84043760"/><text:change-start text:change-id="ct84017744"/>and wenden.<text:change-end text:change-id="ct84017744"/></text:p>
              <text:list>
                <text:list-item>
                  <text:p text:style-name="P16"><text:bookmark text:name="hnbi1"/><text:change text:change-id="ct84051760"/><text:change-start text:change-id="ct84052128"/>Was ist mit Eurer Frau und Euren Nachkommen? (Nach Begrüßung)<text:change-end text:change-id="ct84052128"/></text:p>
                  <text:list>
                    <text:list-item>
                      <text:p text:style-name="P16"><text:bookmark text:name="r_tv39"/><text:bookmark text:name="r_tv40"/><text:bookmark text:name="r_tv41"/>N: <text:change text:change-id="ct84059664"/><text:change-start text:change-id="ct84059888"/>Sie befinden sich bei meinem Vetter, in Sicherheit. Ich würde sie niemals der Gefahr hier aussetzen<text:change-end text:change-id="ct84059888"/><text:change-start text:change-id="ct84060224"/>. Aber Er soll <text:change-end text:change-id="ct84060224"/><text:change-start text:change-id="ct84063088"/>mir erklären, weshalb es Ihn interessiert.</text:p>
                    </text:list-item>
                    <text:list-item>
                      <text:p text:style-name="P16">C: Ich war nur besorgt um Euch <text:span text:style-name="T1">…</text:span></text:p>
                    </text:list-item>
                    <text:list-item>
                      <text:p text:style-name="P16"><text:span text:style-name="T1">N: </text:span><text:change-end text:change-id="ct84063088"/><text:change-start text:change-id="ct84064064"/><text:span text:style-name="T1">So? Dann danke ich Ihm für Seine Anteilnahme, jedoch sollte Er sich nun wieder um die benötigte Verstärkung kümmern.</text:span><text:change-end text:change-id="ct84064064"/><text:change-start text:change-id="ct84064848"/></text:p>
                    </text:list-item>
                    <text:list-item>
                      <text:p text:style-name="P18"><text:change-end text:change-id="ct84064848"/><text:change-start text:change-id="ct84066112"/>Habt Ihr diese Burg errichtet? (Nach Begrüßung)</text:p>
                    </text:list-item>
                    <text:list-item>
                      <text:p text:style-name="P16"><text:span text:style-name="T1">N: Talras wird von meinem Geschlecht seit drei Generationen</text:span><text:change-end text:change-id="ct84066112"/><text:change-start text:change-id="ct84065584"/><text:span text:style-name="T1"> bewohnt. Mein Großvater bekam dieses Land und den Titel eines Ritters vom König für seine Tapferkeit im Krieg.</text:span></text:p>
                    </text:list-item>
                    <text:list-item>
                      <text:p text:style-name="P16"><text:span text:style-name="T1">N: Er lie</text:span><text:change-end text:change-id="ct84065584"/><text:change-start text:change-id="ct83838384"/><text:span text:style-name="T1">ß die einfache Holzbefestigung ausbauen, mit Stein</text:span><text:change-end text:change-id="ct83838384"/><text:change-start text:change-id="ct84064576"/><text:span text:style-name="T1"> und heute ist es eine stattliche Burg. Zusammen mit der Zeit vor meinem Großvater ist sie fast </text:span><text:change-end text:change-id="ct84064576"/><text:change-start text:change-id="ct83839200"/><text:span text:style-name="T1">zweihundert Jahre alt.</text:span></text:p>
                    </text:list-item>
                    <text:list-item>
                      <text:p text:style-name="P16"><text:span text:style-name="T1">N: Ebenfalls ein stattliches Alter. Ich fürchte jedoch dieser Tage um mein Erbe. Falls die Feinde es </text:span><text:change-end text:change-id="ct83839200"/><text:change-start text:change-id="ct83837248"/><text:span text:style-name="T1">mir nehmen sollten, bin ich ein armer Mann, wie es einst mein Großvater war.</text:span></text:p>
                    </text:list-item>
                    <text:list-item>
                      <text:p text:style-name="P16"><text:span text:style-name="T1">C: </text:span><text:change-end text:change-id="ct83837248"/><text:change-start text:change-id="ct83843904"/><text:span text:style-name="T1">So so </text:span><text:span text:style-name="T1">…</text:span></text:p>
                    </text:list-item>
                    <text:list-item>
                      <text:p text:style-name="P18"><text:change-end text:change-id="ct83843904"/><text:change-start text:change-id="ct83468784"/>Was geschieht nun? (Nach Begrüßung)</text:p>
                    </text:list-item>
                    <text:list-item>
                      <text:p text:style-name="P17">(Auftrag „Die Nordmänner“ ist aktiv)</text:p>
                    </text:list-item>
                    <text:list-item>
                      <text:p text:style-name="P4"><text:span text:style-name="T1">N: Sorg</text:span><text:change-end text:change-id="ct83468784"/><text:change-start text:change-id="ct83841104"/><text:span text:style-name="T1">t Er nur dafür, dass jene wilden Nordmänner sich meiner anschließen, damit wir aus dem Krie</text:span><text:change-end text:change-id="ct83841104"/><text:change-start text:change-id="ct83844096"/><text:span text:style-name="T1">g als Sieger hervorgehen.</text:span></text:p>
                    </text:list-item>
                    <text:list-item>
                      <text:p text:style-name="P17">(Auftrag „Der Weg nach Holzbruck“ ist aktiv)</text:p>
                    </text:list-item>
                    <text:list-item>
                      <text:p text:style-name="P4"><text:span text:style-name="T1">N: </text:span><text:change-end text:change-id="ct83844096"/><text:change-start text:change-id="ct83468080"/><text:span text:style-name="T1">Er muss mit den Seefahrern Richtung Norde</text:span><text:change-end text:change-id="ct83468080"/><text:change-start text:change-id="ct83847984"/><text:span text:style-name="T1">n nach Holzbruck ziehen, um dort mehr Kriegsfähige zu finden, damit wir eine</text:span><text:change-end text:change-id="ct83847984"/><text:change-start text:change-id="ct84342864"/><text:span text:style-name="T1"> Chance gegen den Feind haben.</text:span><text:bookmark text:name="zjtl0"/><text:change-end text:change-id="ct84342864"/><text:change text:change-id="ct84343088"/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bookmark text:name="r_tv155"/><text:bookmark text:name="r_tv156"/><text:soft-page-break/></text:p>
      <text:p text:style-name="P6"><text:bookmark text:name="r_tv157"/><text:bookmark text:name="v:9n0"/>Handel</text:p>
      <text:p text:style-name="P2">-<text:bookmark text:name="ufpj0"/><text:bookmark text:name="hu6u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" svg:font-family="Albany"/>
    <style:font-face style:name="OpenSymbol" svg:font-family="OpenSymbo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de" fo:country="DE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2cm" fo:margin-right="0.152cm" fo:margin-top="0.152cm" fo:margin-bottom="0.152cm" fo:text-indent="0cm" style:auto-text-indent="false" style:writing-mode="page"/>
      <style:text-properties style:font-name="Verdana" fo:font-size="10pt" fo:language="de" fo:country="DE"/>
    </style:style>
    <style:style style:name="Text_20_body" style:display-name="Text body" style:family="paragraph" style:class="text">
      <style:paragraph-properties fo:margin="100%"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List" style:family="paragraph" style:class="list">
      <style:paragraph-properties fo:margin="100%"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Sender" style:family="paragraph" style:class="extra">
      <style:paragraph-properties fo:margin="100%" fo:margin-left="0.152cm" fo:margin-right="0.152cm" fo:margin-top="0cm" fo:margin-bottom="0cm" fo:text-indent="0cm" style:auto-text-indent="false" style:writing-mode="page"/>
      <style:text-properties style:font-name="Verdana" fo:font-size="10pt" fo:language="de" fo:country="DE" fo:font-style="italic"/>
    </style:style>
    <style:style style:name="Horizontal_20_Line" style:display-name="Horizontal Line" style:family="paragraph" style:next-style-name="Text_20_body" style:class="html">
      <style:paragraph-properties fo:margin="100%" fo:margin-left="0.152cm" fo:margin-right="0.152cm" fo:margin-top="0cm" fo:margin-bottom="0.499cm" fo:text-indent="0cm" style:auto-text-indent="false" style:border-line-width-bottom="0.002cm 0.035cm 0.002cm" fo:padding="0cm" fo:border-left="none" fo:border-right="none" fo:border-top="none" fo:border-bottom="0.06pt double #808080" style:writing-mode="page"/>
      <style:text-properties style:font-name="Verdana" fo:font-size="6pt" fo:language="de" fo:country="DE"/>
    </style:style>
    <style:style style:name="Index" style:family="paragraph" style:class="index">
      <style:paragraph-properties fo:margin="100%" fo:margin-left="0.152cm" fo:margin-right="0.152cm" fo:margin-top="0.152cm" fo:margin-bottom="0.152cm" fo:text-indent="0cm" style:auto-text-indent="false" style:writing-mode="page"/>
      <style:text-properties style:font-name="Verdana" fo:font-size="10pt" fo:language="de" fo:country="DE"/>
    </style:style>
    <style:style style:name="Footer" style:family="paragraph" style:class="extra">
      <style:paragraph-properties fo:margin="100%" fo:margin-left="0.152cm" fo:margin-right="0.152cm" fo:margin-top="0.152cm" fo:margin-bottom="0.152cm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size="10pt" fo:language="de" fo:country="DE"/>
    </style:style>
    <style:style style:name="Caption" style:family="paragraph" style:class="extra">
      <style:paragraph-properties fo:margin="100%" fo:margin-left="0.152cm" fo:margin-right="0.152cm" fo:margin-top="0.212cm" fo:margin-bottom="0.212cm" fo:text-indent="0cm" style:auto-text-indent="false" style:writing-mode="page"/>
      <style:text-properties style:font-name="Verdana" fo:font-size="12pt" fo:language="de" fo:country="DE" fo:font-style="italic"/>
    </style:style>
    <style:style style:name="Table_20_Contents" style:display-name="Table Contents" style:family="paragraph" style:class="extra">
      <style:paragraph-properties fo:margin="100%" fo:margin-left="0cm" fo:margin-right="0cm" fo:margin-top="0cm" fo:margin-bottom="0cm" fo:text-indent="0cm" style:auto-text-indent="false" style:writing-mode="page"/>
      <style:text-properties style:font-name="Verdana" fo:font-size="10pt" fo:language="de" fo:country="DE"/>
    </style:style>
    <style:style style:name="Heading" style:family="paragraph" style:next-style-name="Text_20_body" style:class="text">
      <style:paragraph-properties fo:margin="100%" fo:margin-left="0.152cm" fo:margin-right="0.152cm" fo:margin-top="0.423cm" fo:margin-bottom="0.499cm" fo:text-indent="0cm" style:auto-text-indent="false" style:writing-mode="page"/>
      <style:text-properties style:font-name="Albany" fo:font-size="14pt" fo:language="de" fo:country="DE"/>
    </style:style>
    <style:style style:name="Heading_20_1" style:display-name="Heading 1" style:family="paragraph" style:next-style-name="Text_20_body" style:class="text">
      <style:paragraph-properties fo:margin="100%" fo:margin-left="0.152cm" fo:margin-right="0.152cm" fo:margin-top="0.423cm" fo:margin-bottom="0.499cm" fo:text-indent="0cm" style:auto-text-indent="false" style:writing-mode="page"/>
      <style:text-properties style:font-name="Times New Roman" fo:font-size="24pt" fo:language="de" fo:country="DE" fo:font-weight="bold"/>
    </style:style>
    <style:style style:name="Header" style:family="paragraph" style:class="extra">
      <style:paragraph-properties fo:margin="100%" fo:margin-left="0.152cm" fo:margin-right="0.152cm" fo:margin-top="0.152cm" fo:margin-bottom="0.152cm" fo:text-indent="0cm" style:auto-text-indent="false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Verdana" fo:font-size="10pt" fo:language="de" fo:country="DE"/>
    </style:style>
    <style:style style:name="Bullet_20_Symbols" style:display-name="Bullet Symbols" style:family="text">
      <style:text-properties style:font-name="StarSymbol" fo:font-size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>Unbekannt</meta:initial-creator>
    <meta:editing-cycles>14</meta:editing-cycles>
    <dc:date>2012-12-02T16:40:53</dc:date>
    <meta:creation-date>2008-08-13T14:13:06</meta:creation-date>
    <meta:language>en-US</meta:language>
    <meta:editing-duration>PT37M22S</meta:editing-duration>
    <meta:document-statistic meta:table-count="0" meta:image-count="0" meta:object-count="0" meta:page-count="2" meta:paragraph-count="43" meta:word-count="393" meta:character-count="2315" meta:non-whitespace-character-count="1988"/>
  </office:meta>
</office:document-meta>
</file>